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0700000232644211E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enlo" svg:font-family="Menlo, Monaco, Consolas, 'Courier New', monospace"/>
    <style:font-face style:name="inherit" svg:font-family="inherit"/>
    <style:font-face style:name="verdana" svg:font-family="verdana, arial, helvetica, sans-serif"/>
    <style:font-face style:name="Courier New" svg:font-family="'Courier New'" style:font-family-generic="modern"/>
    <style:font-face style:name="Myriad Pro" svg:font-family="'Myriad Pro', Corbel" style:font-family-generic="roman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Frutiger LT Std 47 Light Cn" svg:font-family="'Frutiger LT Std 47 Light Cn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ACTIVIDADES" style:family="table">
      <style:table-properties style:width="6.4813in" table:align="left" style:writing-mode="lr-tb"/>
    </style:style>
    <style:style style:name="ACTIVIDADES.A" style:family="table-column">
      <style:table-column-properties style:column-width="3.3125in"/>
    </style:style>
    <style:style style:name="ACTIVIDADES.B" style:family="table-column">
      <style:table-column-properties style:column-width="2.375in"/>
    </style:style>
    <style:style style:name="ACTIVIDADES.C" style:family="table-column">
      <style:table-column-properties style:column-width="0.7938in"/>
    </style:style>
    <style:style style:name="ACTIVIDADES.A1" style:family="table-cell">
      <style:table-cell-properties style:vertical-align="middle" fo:padding="0in" fo:border="none"/>
    </style:style>
    <style:style style:name="ACTIVIDADES.2" style:family="table-row">
      <style:table-row-properties fo:background-color="#f9f9f9">
        <style:background-image/>
      </style:table-row-properties>
    </style:style>
    <style:style style:name="P1" style:family="paragraph" style:parent-style-name="Header">
      <style:paragraph-properties fo:text-align="center" style:justify-single-word="false"/>
      <style:text-properties style:font-name="Frutiger LT Std 47 Light Cn" fo:font-weight="bold" officeooo:rsid="001d9d51" officeooo:paragraph-rsid="001d9d51" style:font-weight-asian="bold" style:font-name-complex="Arial"/>
    </style:style>
    <style:style style:name="P2" style:family="paragraph" style:parent-style-name="Header">
      <style:paragraph-properties fo:text-align="center" style:justify-single-word="false"/>
      <style:text-properties style:font-name="Frutiger LT Std 47 Light Cn" fo:font-weight="bold" officeooo:rsid="001db00e" officeooo:paragraph-rsid="001db00e" style:font-weight-asian="bold" style:font-name-complex="Arial"/>
    </style:style>
    <style:style style:name="P3" style:family="paragraph" style:parent-style-name="Footnote">
      <style:paragraph-properties fo:text-align="end" style:justify-single-word="false">
        <style:tab-stops>
          <style:tab-stop style:position="0.3937in"/>
        </style:tab-stops>
      </style:paragraph-properties>
      <style:text-properties style:font-name="Frutiger LT Std 47 Light Cn" style:font-name-complex="Arial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text-properties style:font-name="Arial Narrow" fo:font-size="10pt" style:font-size-asian="10pt" style:font-name-complex="Arial Narrow" style:font-size-complex="10pt"/>
    </style:style>
    <style:style style:name="P6" style:family="paragraph" style:parent-style-name="Heading_20_2">
      <style:paragraph-properties fo:margin-left="0in" fo:margin-right="0in" fo:margin-top="0.2083in" fo:margin-bottom="0.1043in" loext:contextual-spacing="false" fo:line-height="110%" fo:widows="1" fo:text-indent="0in" style:auto-text-indent="false"/>
      <style:text-properties fo:font-variant="normal" fo:text-transform="none" fo:color="#333333" style:font-name="verdana" fo:font-size="22.5pt" fo:letter-spacing="normal" fo:font-style="normal" fo:font-weight="bold"/>
    </style:style>
    <style:style style:name="P7" style:family="paragraph" style:parent-style-name="Heading_20_2">
      <style:paragraph-properties fo:margin-left="0in" fo:margin-right="0in" fo:margin-top="0.2083in" fo:margin-bottom="0.1043in" loext:contextual-spacing="false" fo:line-height="110%" fo:widows="1" fo:text-indent="0in" style:auto-text-indent="false"/>
      <style:text-properties fo:font-variant="normal" fo:text-transform="none" fo:color="#333333" style:font-name="verdana" fo:font-size="22.5pt" fo:letter-spacing="normal" fo:font-style="normal" fo:font-weight="bold" officeooo:rsid="001db00e" officeooo:paragraph-rsid="001db00e"/>
    </style:style>
    <style:style style:name="P8" style:family="paragraph" style:parent-style-name="Text_20_body">
      <style:text-properties officeooo:paragraph-rsid="001db00e"/>
    </style:style>
    <style:style style:name="P9" style:family="paragraph" style:parent-style-name="Table_20_Heading">
      <style:paragraph-properties fo:line-height="142%" fo:text-align="start" style:justify-single-word="false"/>
    </style:style>
    <style:style style:name="P10" style:family="paragraph" style:parent-style-name="Table_20_Heading">
      <style:paragraph-properties fo:line-height="142%" fo:text-align="start" style:justify-single-word="false"/>
      <style:text-properties officeooo:rsid="00202bd4" officeooo:paragraph-rsid="00202bd4"/>
    </style:style>
    <style:style style:name="P11" style:family="paragraph" style:parent-style-name="Text_20_body">
      <style:paragraph-properties fo:margin-left="0in" fo:margin-right="0in" fo:margin-top="0in" fo:margin-bottom="0.1043in" loext:contextual-spacing="false" style:line-height-at-least="0.1874in" fo:widows="1" fo:text-indent="0in" style:auto-text-indent="false"/>
      <style:text-properties fo:font-variant="normal" fo:text-transform="none" fo:color="#333333" style:font-name="verdana" fo:font-size="9.75pt" fo:letter-spacing="normal" fo:font-style="normal" fo:font-weight="normal" officeooo:rsid="001db00e"/>
    </style:style>
    <style:style style:name="P12" style:family="paragraph" style:parent-style-name="Text_20_body">
      <style:paragraph-properties fo:margin-left="0in" fo:margin-right="0in" fo:margin-top="0in" fo:margin-bottom="0.1043in" loext:contextual-spacing="false" fo:line-height="142%" fo:widows="1" fo:text-indent="0in" style:auto-text-indent="false" fo:padding="0.1043in" fo:border="0.06pt solid #cccccc"/>
      <style:text-properties fo:font-variant="normal" fo:text-transform="none" fo:color="#333333" style:font-name="Menlo" fo:font-size="8.25pt" fo:letter-spacing="normal" fo:font-style="normal" fo:font-weight="normal" officeooo:paragraph-rsid="0020d0f3"/>
    </style:style>
    <style:style style:name="P13" style:family="paragraph" style:parent-style-name="Text_20_body">
      <style:paragraph-properties fo:margin-left="0in" fo:margin-right="0in" fo:margin-top="0in" fo:margin-bottom="0.1043in" loext:contextual-spacing="false" fo:line-height="142%" fo:widows="1" fo:text-indent="0in" style:auto-text-indent="false" fo:padding="0.1043in" fo:border="0.06pt solid #cccccc"/>
      <style:text-properties fo:font-variant="normal" fo:text-transform="none" fo:color="#333333" style:font-name="Menlo" fo:font-size="8.25pt" fo:letter-spacing="normal" fo:font-style="normal" fo:font-weight="normal" officeooo:paragraph-rsid="00249d2f"/>
    </style:style>
    <style:style style:name="P14" style:family="paragraph" style:parent-style-name="Header">
      <style:paragraph-properties fo:text-align="center" style:justify-single-word="false"/>
      <style:text-properties style:font-name="Frutiger LT Std 47 Light Cn" fo:font-size="11pt" fo:language="en" fo:country="US" style:font-size-asian="11pt" style:language-asian="en" style:country-asian="US" style:font-name-complex="Arial" style:font-size-complex="11pt"/>
    </style:style>
    <style:style style:name="P15" style:family="paragraph" style:parent-style-name="Standard" style:master-page-name="Standard">
      <style:paragraph-properties style:page-number="auto"/>
      <style:text-properties style:font-name="Arial Narrow" fo:font-size="10pt" style:font-size-asian="10pt" style:font-name-complex="Arial Narrow" style:font-size-complex="10pt"/>
    </style:style>
    <style:style style:name="P16" style:family="paragraph" style:parent-style-name="Preformatted_20_Text">
      <style:paragraph-properties fo:margin-left="0in" fo:margin-right="0in" fo:margin-top="0in" fo:margin-bottom="0.1043in" loext:contextual-spacing="false" fo:line-height="142%" fo:widows="1" fo:text-indent="0in" style:auto-text-indent="false" fo:padding="0.1043in" fo:border="0.06pt solid #cccccc"/>
      <style:text-properties fo:font-variant="normal" fo:text-transform="none" fo:color="#333333" style:font-name="Menlo" fo:font-size="8.25pt" fo:letter-spacing="normal" fo:font-style="normal" fo:font-weight="normal" officeooo:rsid="001db00e" officeooo:paragraph-rsid="001db00e"/>
    </style:style>
    <style:style style:name="P17" style:family="paragraph" style:parent-style-name="Heading_20_2">
      <style:paragraph-properties fo:margin-left="0in" fo:margin-right="0in" fo:margin-top="0.2083in" fo:margin-bottom="0.1043in" loext:contextual-spacing="false" fo:line-height="110%" fo:widows="1" fo:text-indent="0in" style:auto-text-indent="false"/>
    </style:style>
    <style:style style:name="P18" style:family="paragraph" style:parent-style-name="Table_20_Contents">
      <style:paragraph-properties fo:line-height="142%"/>
      <style:text-properties style:font-name="verdana" fo:font-size="9.75pt" officeooo:rsid="00202bd4" officeooo:paragraph-rsid="00202bd4"/>
    </style:style>
    <style:style style:name="P19" style:family="paragraph" style:parent-style-name="Table_20_Contents">
      <style:paragraph-properties fo:line-height="142%"/>
      <style:text-properties style:font-name="verdana" fo:font-size="9.75pt"/>
    </style:style>
    <style:style style:name="P20" style:family="paragraph" style:parent-style-name="Table_20_Contents">
      <style:text-properties fo:font-size="2pt" officeooo:rsid="00202bd4" officeooo:paragraph-rsid="00202bd4" style:font-size-asian="2pt" style:font-size-complex="2pt"/>
    </style:style>
    <style:style style:name="T1" style:family="text">
      <style:text-properties style:font-name="Frutiger LT Std 47 Light Cn" fo:font-size="11pt" style:font-size-asian="11pt" style:font-name-complex="Arial" style:font-size-complex="11pt"/>
    </style:style>
    <style:style style:name="T2" style:family="text">
      <style:text-properties officeooo:rsid="001db00e"/>
    </style:style>
    <style:style style:name="T3" style:family="text">
      <style:text-properties fo:font-variant="normal" fo:text-transform="none" fo:color="#333333" style:font-name="verdana" fo:font-size="22.5pt" fo:letter-spacing="normal" fo:font-style="normal" fo:font-weight="bold"/>
    </style:style>
    <style:style style:name="T4" style:family="text">
      <style:text-properties officeooo:rsid="00202bd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h text:style-name="P6" text:outline-level="2">Listado de <text:span text:style-name="T2">[NUMACT]</text:span> actividades</text:h>
      <text:p text:style-name="P11">[FILTRO]</text:p>
      <table:table table:name="ACTIVIDADES" table:style-name="ACTIVIDADES">
        <table:table-column table:style-name="ACTIVIDADES.A"/>
        <table:table-column table:style-name="ACTIVIDADES.B"/>
        <table:table-column table:style-name="ACTIVIDADES.C"/>
        <table:table-header-rows>
          <table:table-row>
            <table:table-cell table:style-name="ACTIVIDADES.A1" office:value-type="string">
              <text:p text:style-name="P9">Nombre</text:p>
            </table:table-cell>
            <table:table-cell table:style-name="ACTIVIDADES.A1" office:value-type="string">
              <text:p text:style-name="P9">Tipo</text:p>
            </table:table-cell>
            <table:table-cell table:style-name="ACTIVIDADES.A1" office:value-type="string">
              <text:p text:style-name="P10">Población</text:p>
            </table:table-cell>
          </table:table-row>
        </table:table-header-rows>
        <table:table-row table:style-name="ACTIVIDADES.2">
          <table:table-cell table:style-name="ACTIVIDADES.A1" office:value-type="string">
            <text:p text:style-name="P19"><text:span text:style-name="T4">[NOMBREACT]</text:span></text:p>
          </table:table-cell>
          <table:table-cell table:style-name="ACTIVIDADES.A1" office:value-type="string">
            <text:p text:style-name="P18">[TIPOACT]</text:p>
          </table:table-cell>
          <table:table-cell table:style-name="ACTIVIDADES.A1" office:value-type="string">
            <text:p text:style-name="P19"><text:span text:style-name="T4">[POBACT]</text:span></text:p>
          </table:table-cell>
        </table:table-row>
      </table:table>
      <text:h text:style-name="P17" text:outline-level="2"><text:span text:style-name="T3">Recomendaciones</text:span></text:h>
      <text:p text:style-name="P12">[RECOMENDACIONES]</text:p>
      <text:h text:style-name="P17" text:outline-level="2"><text:span text:style-name="T3">Avances</text:span></text:h>
      <text:p text:style-name="P13">[AVANCES]</text:p>
      <text:h text:style-name="P17" text:outline-level="2"><text:span text:style-name="T3">Logros</text:span></text:h>
      <text:p text:style-name="P13">[LOGROS]</text:p>
      <text:h text:style-name="P17" text:outline-level="2"><text:span text:style-name="T3">Dificultades</text:span></text:h>
      <text:p text:style-name="P13">[DIFICULTADES]</text:p>
      <text:h text:style-name="P6" text:outline-level="2">Contexto interno</text:h>
      <text:p text:style-name="P16">[CONTEXTOINTERNO]</text:p>
      <text:h text:style-name="P7" text:outline-level="2"><text:soft-page-break/></text:h>
      <text:h text:style-name="P6" text:outline-level="2">Contexto externo</text:h>
      <text:p text:style-name="P16">[CONTEXTOEXTERNO]</text:p>
      <text:p text:style-name="P8"><text:line-break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Menlo" svg:font-family="Menlo, Monaco, Consolas, 'Courier New', monospace"/>
    <style:font-face style:name="inherit" svg:font-family="inherit"/>
    <style:font-face style:name="verdana" svg:font-family="verdana, arial, helvetica, sans-serif"/>
    <style:font-face style:name="Courier New" svg:font-family="'Courier New'" style:font-family-generic="modern"/>
    <style:font-face style:name="Myriad Pro" svg:font-family="'Myriad Pro', Corbel" style:font-family-generic="roman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Frutiger LT Std 47 Light Cn" svg:font-family="'Frutiger LT Std 47 Light Cn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Texto_20_comentario" style:display-name="Texto comentario" style:family="paragraph" style:parent-style-name="Standard">
      <style:text-properties fo:font-size="10pt" style:font-size-asian="10pt" style:font-size-complex="10pt"/>
    </style:style>
    <style:style style:name="Asunto_20_del_20_comentario" style:display-name="Asunto del comentario" style:family="paragraph" style:parent-style-name="Texto_20_comentario" style:next-style-name="Texto_20_comentario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fo:color="#808080"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" style:font-family-asian="Courier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style:font-name="Myriad Pro" fo:font-family="'Myriad Pro', Corbel" style:font-family-generic="roman" fo:font-size="10pt" style:font-size-asian="10pt" style:font-name-complex="Tahoma" style:font-family-complex="Tahoma" style:font-family-generic-complex="swiss" style:font-pitch-complex="variable" style:font-size-complex="10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Myriad Pro" fo:font-family="'Myriad Pro', Corbel" style:font-family-generic="roman" style:font-name-asian="Times New Roman" style:font-family-asian="'Times New Roman'" style:font-family-generic-asian="roman" style:font-pitch-asian="variable" style:font-name-complex="Tahoma" style:font-family-complex="Tahoma" style:font-family-generic-complex="swiss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Fuente_20_de_20_párrafo_20_predeter." style:display-name="Fuente de párrafo predeter." style:family="text"/>
    <style:style style:name="Encabezado_20_Car" style:display-name="Encabezado Car" style:family="text">
      <style:text-properties fo:font-size="12pt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Page_20_Number" style:display-name="Page Number" style:family="text" style:parent-style-name="Fuente_20_de_20_párrafo_20_predeter."/>
    <style:style style:name="Texto_20_nota_20_pie_20_Car" style:display-name="Texto nota pie Car" style:family="text"/>
    <style:style style:name="Ref._20_de_20_comentario" style:display-name="Ref. de comentario" style:family="text">
      <style:text-properties fo:font-size="8pt" style:font-size-asian="8pt" style:font-size-complex="8pt"/>
    </style:style>
    <style:style style:name="Texto_20_comentario_20_Car" style:display-name="Texto comentario Car" style:family="text">
      <style:text-properties fo:language="es" fo:country="ES"/>
    </style:style>
    <style:style style:name="Asunto_20_del_20_comentario_20_Car" style:display-name="Asunto del comentario Car" style:family="text">
      <style:text-properties fo:language="es" fo:country="ES"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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25in" fo:margin-left="0.552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52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52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25in" fo:margin-left="2.052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52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52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25in" fo:margin-left="3.552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52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 fo:text-indent="-0.3335in" fo:margin-left="0.4898in"/>
        </style:list-level-properties>
        <style:text-properties style:font-name="Myriad Pro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0.9063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4063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1.9063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4063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2.9063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3.4063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3.9063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406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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25in" fo:margin-left="0.6354in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354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354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25in" fo:margin-left="2.1354in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354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354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25in" fo:margin-left="3.6354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354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35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3" style:family="table">
      <style:table-properties style:width="6.4in" table:align="center" style:writing-mode="lr-tb"/>
    </style:style>
    <style:style style:name="Tabla3.A" style:family="table-column">
      <style:table-column-properties style:column-width="1.3069in"/>
    </style:style>
    <style:style style:name="Tabla3.B" style:family="table-column">
      <style:table-column-properties style:column-width="5.0931in"/>
    </style:style>
    <style:style style:name="Tabla3.1" style:family="table-row">
      <style:table-row-properties style:min-row-height="0.1944in" fo:keep-together="always"/>
    </style:style>
    <style:style style:name="Tabla3.A1" style:family="table-cell">
      <style:table-cell-properties style:vertical-align="top" fo:padding-left="0.0486in" fo:padding-right="0.0486in" fo:padding-top="0in" fo:padding-bottom="0in" fo:border-left="0.75pt solid #000000" fo:border-right="none" fo:border-top="0.75pt solid #000000" fo:border-bottom="0.75pt solid #000000" style:writing-mode="lr-tb"/>
    </style:style>
    <style:style style:name="Tabla3.B1" style:family="table-cell">
      <style:table-cell-properties style:vertical-align="top" fo:padding-left="0.0486in" fo:padding-right="0.0486in" fo:padding-top="0in" fo:padding-bottom="0in" fo:border="0.75pt solid #000000" style:writing-mode="lr-tb"/>
    </style:style>
    <style:style style:name="Tabla3.2" style:family="table-row">
      <style:table-row-properties style:min-row-height="0.2792in" fo:keep-together="always"/>
    </style:style>
    <style:style style:name="Tabla3.B2" style:family="table-cell">
      <style:table-cell-properties style:vertical-align="middle" fo:padding-left="0.0486in" fo:padding-right="0.0486in" fo:padding-top="0in" fo:padding-bottom="0in" fo:border="0.7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style:font-name="Frutiger LT Std 47 Light Cn" fo:font-size="11pt" fo:language="en" fo:country="US" style:font-size-asian="11pt" style:language-asian="en" style:country-asian="US" style:font-name-complex="Arial" style:font-size-complex="11pt"/>
    </style:style>
    <style:style style:name="MP2" style:family="paragraph" style:parent-style-name="Header">
      <style:paragraph-properties fo:text-align="center" style:justify-single-word="false"/>
      <style:text-properties style:font-name="Frutiger LT Std 47 Light Cn" fo:font-weight="bold" officeooo:rsid="001d9d51" officeooo:paragraph-rsid="001d9d51" style:font-weight-asian="bold" style:font-name-complex="Arial"/>
    </style:style>
    <style:style style:name="MP3" style:family="paragraph" style:parent-style-name="Header">
      <style:paragraph-properties fo:text-align="center" style:justify-single-word="false"/>
      <style:text-properties style:font-name="Frutiger LT Std 47 Light Cn" fo:font-weight="bold" officeooo:rsid="001db00e" officeooo:paragraph-rsid="001db00e" style:font-weight-asian="bold" style:font-name-complex="Arial"/>
    </style:style>
    <style:style style:name="MP4" style:family="paragraph" style:parent-style-name="Footnote">
      <style:paragraph-properties fo:text-align="end" style:justify-single-word="false">
        <style:tab-stops>
          <style:tab-stop style:position="0.3937in"/>
        </style:tab-stops>
      </style:paragraph-properties>
      <style:text-properties style:font-name="Frutiger LT Std 47 Light Cn" style:font-name-complex="Arial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style:font-name="Frutiger LT Std 47 Light Cn" fo:font-size="11pt" style:font-size-asian="11pt" style:font-name-complex="Arial" style:font-size-complex="11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925in" fo:margin-bottom="0.7874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63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  <table:table table:name="Tabla3" table:style-name="Tabla3">
          <table:table-column table:style-name="Tabla3.A"/>
          <table:table-column table:style-name="Tabla3.B"/>
          <table:table-row table:style-name="Tabla3.1">
            <table:table-cell table:style-name="Tabla3.A1" table:number-rows-spanned="2" office:value-type="string">
              <text:p text:style-name="MP1"><draw:frame draw:style-name="Mfr1" draw:name="Imagen1" text:anchor-type="paragraph" svg:x="0in" svg:y="0.0417in" svg:width="1.2098in" svg:height="0.8772in" draw:z-index="1"><draw:image xlink:href="Pictures/100000000000030700000232644211E2.jpg" xlink:type="simple" xlink:show="embed" xlink:actuate="onLoad"/></draw:frame></text:p>
            </table:table-cell>
            <table:table-cell table:style-name="Tabla3.B1" office:value-type="string">
              <text:p text:style-name="MP2"/>
              <text:p text:style-name="MP2">SJR LAC</text:p>
            </table:table-cell>
          </table:table-row>
          <table:table-row table:style-name="Tabla3.2">
            <table:covered-table-cell/>
            <table:table-cell table:style-name="Tabla3.B2" office:value-type="string">
              <text:p text:style-name="MP2">Informe de Actividades</text:p>
              <text:p text:style-name="MP3">TÍTULO: [TITULO]</text:p>
              <text:p text:style-name="MP3">FECHA: [FECHA]</text:p>
            </table:table-cell>
          </table:table-row>
        </table:table>
        <text:p text:style-name="MP4"><text:tab/><text:tab/></text:p>
        <text:p text:style-name="MP5"><text:span text:style-name="MT1">Página </text:span><text:span text:style-name="Page_20_Number"><text:span text:style-name="MT1"><text:page-number text:select-page="current">2</text:page-number></text:span></text:span><text:span text:style-name="MT1"> de </text:span><text:span text:style-name="Page_20_Number"><text:span text:style-name="MT1"><text:page-count style:num-format="1">2</text:page-count></text:span></text:span></text:p>
        <text:p text:style-name="MP5"><text:span text:style-name="Page_20_Number"><text:span text:style-name="MT1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CHA  DE GESTIÓN Y SEGUIMIENTO</dc:title>
    <meta:initial-creator>gerenciaproyectos</meta:initial-creator>
    <meta:creation-date>2015-08-21T17:12:00</meta:creation-date>
    <dc:date>2016-02-15T06:14:52.036126520</dc:date>
    <meta:print-date>2009-05-05T09:06:00</meta:print-date>
    <meta:editing-cycles>18</meta:editing-cycles>
    <meta:editing-duration>PT3H16M54S</meta:editing-duration>
    <meta:generator>LibreOffice/4.3.5.2.0$OpenBSD_X86_64 LibreOffice_project/430m0$Build-2</meta:generator>
    <meta:document-statistic meta:table-count="2" meta:image-count="1" meta:object-count="0" meta:page-count="2" meta:paragraph-count="27" meta:word-count="38" meta:character-count="315" meta:non-whitespace-character-count="299"/>
  </office:meta>
</office:document-meta>
</file>